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 What kind of website are you building? ]</text:p>
      <text:p text:style-name="Standard"><text:s text:c="16"/>|</text:p>
      <text:p text:style-name="Standard"><text:s text:c="4"/>+-----------+-----------+</text:p>
      <text:p text:style-name="Standard"><text:s text:c="4"/>| <text:s text:c="22"/>|</text:p>
      <text:p text:style-name="Standard">[ Static site ] <text:s text:c="6"/>[ Dynamic site ]</text:p>
      <text:p text:style-name="Standard">(No server code) <text:s text:c="4"/>(Needs server, DB, user logins)</text:p>
      <text:p text:style-name="Standard"><text:s text:c="4"/>| <text:s text:c="22"/>|</text:p>
      <text:p text:style-name="Standard"><text:s text:c="4"/>v <text:s text:c="22"/>v</text:p>
      <text:p text:style-name="Standard">[ Small / personal ] <text:s text:c="2"/>[ Small / learning project ]</text:p>
      <text:p text:style-name="Standard"><text:s text:c="4"/>| <text:s text:c="22"/>|</text:p>
      <text:p text:style-name="Standard"><text:s text:c="4"/>v <text:s text:c="22"/>v</text:p>
      <text:p text:style-name="Standard">[ Static Free Hosts ] <text:s text:c="2"/>[ Dynamic Free Hosts ]</text:p>
      <text:p text:style-name="Standard">(GitHub Pages, <text:s text:c="9"/>(Heroku, Glitch,</text:p>
      <text:p text:style-name="Standard"><text:s/>Netlify, Vercel, <text:s text:c="7"/>Railway, Replit,</text:p>
      <text:p text:style-name="Standard"><text:s/>Neocities) <text:s text:c="13"/>Firebase, Supabase)</text:p>
      <text:p text:style-name="Standard"><text:s text:c="4"/>| <text:s text:c="22"/>|</text:p>
      <text:p text:style-name="Standard"><text:s text:c="4"/>v <text:s text:c="22"/>v</text:p>
      <text:p text:style-name="Standard">[ Growing / high traffic ] [ Growing / high traffic ]</text:p>
      <text:p text:style-name="Standard"><text:s text:c="4"/>| <text:s text:c="22"/>|</text:p>
      <text:p text:style-name="Standard"><text:s text:c="4"/>v <text:s text:c="22"/>v</text:p>
      <text:p text:style-name="Standard">[ Static Middle Ground ] <text:s/>[ Dynamic Middle Ground ]</text:p>
      <text:p text:style-name="Standard">(Netlify Pro, <text:s text:c="12"/>(Heroku Hobby,</text:p>
      <text:p text:style-name="Standard"><text:s/>Vercel Pro, <text:s text:c="14"/>Railway Pro,</text:p>
      <text:p text:style-name="Standard"><text:s/>Firebase paid tier) <text:s text:c="6"/>Render, Fly.io, Firebase/Supabase paid)</text:p>
      <text:p text:style-name="Standard"><text:s text:c="4"/>| <text:s text:c="22"/>|</text:p>
      <text:p text:style-name="Standard"><text:s text:c="4"/>v <text:s text:c="22"/>v</text:p>
      <text:p text:style-name="Standard">[ Business / Enterprise ] [ Business / Enterprise ]</text:p>
      <text:p text:style-name="Standard">(Cloudflare Pro, <text:s text:c="9"/>(AWS, Google Cloud,</text:p>
      <text:p text:style-name="Standard"><text:s/>Amazon S3, <text:s text:c="15"/>Azure, DigitalOcean,</text:p>
      <text:p text:style-name="Standard"><text:s/>Azure Static Web Apps) <text:s text:c="3"/>HostGator, SiteGr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5$Win32 OpenOffice.org_project/4115m2$Build-9813</meta:generator>
    <dc:date>2025-08-13T14:21:41.21</dc:date>
    <meta:document-statistic meta:table-count="0" meta:image-count="0" meta:object-count="0" meta:page-count="1" meta:paragraph-count="30" meta:word-count="145" meta:character-count="1160"/>
    <dc:creator>Joseph Malone</dc:creator>
    <meta:user-defined meta:name="Info 1"/>
    <meta:user-defined meta:name="Info 2"/>
    <meta:user-defined meta:name="Info 3"/>
    <meta:user-defined meta:name="Info 4"/>
  </office:meta>
</office:document-meta>
</file>